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00A0000000ADDA84F49.gif" manifest:media-type="image/gif"/>
  <manifest:file-entry manifest:full-path="Pictures/100000000000023100000220F1928CF70CB8B21C.jpg" manifest:media-type="image/jpeg"/>
  <manifest:file-entry manifest:full-path="Pictures/10000201000002120000007C603C8B0C98963FC7.png" manifest:media-type="image/png"/>
  <manifest:file-entry manifest:full-path="Pictures/1000000000000034000000340A140E59677BD31D.jpg" manifest:media-type="image/jpeg"/>
  <manifest:file-entry manifest:full-path="Pictures/100002010000002E0000002E56D5001252F6F842.png" manifest:media-type="image/png"/>
  <manifest:file-entry manifest:full-path="Pictures/10000201000000E200000084D04EF803361B0203.png" manifest:media-type="image/png"/>
  <manifest:file-entry manifest:full-path="Pictures/10000000000000420000002C408E28573CFEE13E.jpg" manifest:media-type="image/jpeg"/>
  <manifest:file-entry manifest:full-path="Pictures/100000000000034A0000014A90955AC42A399354.jpg" manifest:media-type="image/jpeg"/>
  <manifest:file-entry manifest:full-path="Pictures/1000000000000113000000B740B3638B91E1D20B.png" manifest:media-type="image/png"/>
  <manifest:file-entry manifest:full-path="Pictures/100002010000022600000081A69AB7CEF445882B.png" manifest:media-type="image/png"/>
  <manifest:file-entry manifest:full-path="Pictures/10000000000001BB000001CEC43423888AD103C4.jpg" manifest:media-type="image/jpeg"/>
  <manifest:file-entry manifest:full-path="Pictures/10000201000000D80000001E11CF9B93FEF71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5" svg:font-family="'Century Gothic'"/>
    <style:font-face style:name="Century Gothic6" svg:font-family="'Century Gothic'" style:font-family-generic="swiss"/>
    <style:font-face style:name="Century Gothic4" svg:font-family="'Century Gothic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Century Gothic1" svg:font-family="'Century Gothic'" style:font-family-generic="roman" style:font-pitch="variable"/>
    <style:font-face style:name="Century Gothic2" svg:font-family="'Century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3" svg:font-family="'Century Gothic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mpress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Impress_5f_Template-notes">
      <style:graphic-properties draw:fill-color="#ffffff" draw:auto-grow-height="true" fo:min-height="12.572cm"/>
    </style:style>
    <style:style style:name="pr3" style:family="presentation" style:parent-style-name="Impress_5f_Template-title">
      <style:graphic-properties fo:min-height="0.888cm"/>
    </style:style>
    <style:style style:name="pr4" style:family="presentation" style:parent-style-name="Impress_5f_Template-subtitle">
      <style:graphic-properties draw:fill-color="#ffffff" fo:min-height="7.925cm"/>
    </style:style>
    <style:style style:name="pr5" style:family="presentation" style:parent-style-name="Impress_5f_Template3-title">
      <style:graphic-properties fo:min-height="0.888cm"/>
    </style:style>
    <style:style style:name="pr6" style:family="presentation" style:parent-style-name="Impress_5f_Template3-outline1">
      <style:graphic-properties fo:min-height="4.111cm"/>
    </style:style>
    <style:style style:name="pr7" style:family="presentation" style:parent-style-name="Impress_5f_Template3-notes">
      <style:graphic-properties draw:fill-color="#ffffff" fo:min-height="11.429cm"/>
    </style:style>
    <style:style style:name="pr8" style:family="presentation" style:parent-style-name="Impress_5f_Template3-subtitle" style:list-style-name="L2">
      <style:graphic-properties draw:fill-color="#ffffff" fo:min-height="9.143cm"/>
    </style:style>
    <style:style style:name="pr9" style:family="presentation" style:parent-style-name="Impress_5f_Template4-notes">
      <style:graphic-properties draw:fill-color="#ffffff" fo:min-height="11.429cm"/>
    </style:style>
    <style:style style:name="pr10" style:family="presentation" style:parent-style-name="Impress_5f_Template5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Impress_5f_Templat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LibreOffice Template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_5f_Template" presentation:presentation-page-layout-name="AL1T0" xml:id="id2" draw:id="id2">
        <office:forms form:automatic-focus="false" form:apply-design-mode="false"/>
        <draw:frame presentation:style-name="pr3" draw:layer="layout" svg:width="18.202cm" svg:height="0.888cm" svg:x="0.212cm" svg:y="0.169cm" presentation:class="title" presentation:user-transformed="true">
          <draw:text-box>
            <text:p>Test</text:p>
          </draw:text-box>
        </draw:frame>
        <draw:frame presentation:style-name="pr4" draw:layer="layout" svg:width="19.202cm" svg:height="7.925cm" svg:x="0.356cm" svg:y="1.473cm" presentation:class="subtitle" presentation:user-transformed="true">
          <draw:text-box>
            <text:p>Test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_5f_Template3" presentation:presentation-page-layout-name="AL2T14" xml:id="id3" draw:id="id3">
        <office:forms form:automatic-focus="false" form:apply-design-mode="false"/>
        <draw:frame presentation:style-name="pr5" draw:layer="layout" svg:width="18.202cm" svg:height="0.888cm" svg:x="0.212cm" svg:y="0.169cm" presentation:class="title" presentation:placeholder="true" presentation:user-transformed="true">
          <draw:text-box/>
        </draw:frame>
        <draw:frame presentation:style-name="pr6" draw:layer="layout" svg:width="9.651cm" svg:height="4.361cm" svg:x="0.356cm" svg:y="1.473cm" presentation:class="outline" presentation:placeholder="true">
          <draw:text-box/>
        </draw:frame>
        <draw:frame presentation:style-name="pr6" draw:layer="layout" svg:width="9.651cm" svg:height="4.361cm" svg:x="0.356cm" svg:y="6.249cm" presentation:class="outline" presentation:placeholder="true">
          <draw:text-box/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mpress_5f_Template3" presentation:presentation-page-layout-name="AL1T0" xml:id="id4" draw:id="id4">
        <office:forms form:automatic-focus="false" form:apply-design-mode="false"/>
        <draw:frame presentation:style-name="pr5" draw:layer="layout" svg:width="18.202cm" svg:height="0.888cm" svg:x="0.212cm" svg:y="0.169cm" presentation:class="title" presentation:placeholder="true">
          <draw:text-box/>
        </draw:frame>
        <draw:frame presentation:style-name="pr8" draw:layer="layout" svg:width="18.44cm" svg:height="9.143cm" svg:x="0.356cm" svg:y="1.473cm" presentation:class="subtitle" presentation:user-transformed="true">
          <draw:text-box>
            <text:list text:style-name="L2">
              <text:list-item>
                <text:p>Test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mpress_5f_Template4" xml:id="id5" draw:id="id5">
        <office:forms form:automatic-focus="false" form:apply-design-mode="false"/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2cm" svg:height="9.524cm" svg:x="1.058cm" svg:y="1.93cm" draw:page-number="5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mpress_5f_Template5" xml:id="id6" draw:id="id6">
        <office:forms form:automatic-focus="false" form:apply-design-mode="false"/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2cm" svg:height="9.524cm" svg:x="1.058cm" svg:y="1.93cm" draw:page-number="6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5" svg:font-family="'Century Gothic'"/>
    <style:font-face style:name="Century Gothic6" svg:font-family="'Century Gothic'" style:font-family-generic="swiss"/>
    <style:font-face style:name="Century Gothic4" svg:font-family="'Century Gothic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Century Gothic1" svg:font-family="'Century Gothic'" style:font-family-generic="roman" style:font-pitch="variable"/>
    <style:font-face style:name="Century Gothic2" svg:font-family="'Century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3" svg:font-family="'Century Gothic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_5f_Template-background" style:display-name="Impress_Template-background" style:family="presentation">
      <style:graphic-properties draw:stroke="none" draw:fill="solid" draw:fill-color="#ffffff"/>
      <style:text-properties style:letter-kerning="true"/>
    </style:style>
    <style:style style:name="Impress_5f_Template-backgroundobjects" style:display-name="Impress_Template-backgroundobjects" style:family="presentation">
      <style:graphic-properties draw:textarea-horizontal-align="justify" draw:shadow="hidden" draw:shadow-offset-x="0.2cm" draw:shadow-offset-y="0.2cm" draw:shadow-color="#808080">
        <text:list-style style:name="Impress_5f_Template-backgroundobjects" style:display-name="Impress_Template-backgroundobjects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text-properties style:font-name="Century Gothic3" fo:font-family="'Century Gothic'" style:font-style-name="Regular" style:font-family-generic="swiss" style:font-pitch="variable" style:letter-kerning="true"/>
    </style:style>
    <style:style style:name="Impress_5f_Template-notes" style:display-name="Impress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_5f_Template-outline1" style:display-name="Impress_Template-outline1" style:family="presentation">
      <style:graphic-properties draw:stroke="none" draw:fill="none" draw:auto-grow-height="false" draw:fit-to-size="shrink-to-fit">
        <text:list-style style:name="Impress_5f_Template-outline1" style:display-name="Impress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-outline2" style:display-name="Impress_Template-outline2" style:family="presentation" style:parent-style-name="Impress_5f_Templa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-outline3" style:display-name="Impress_Template-outline3" style:family="presentation" style:parent-style-name="Impress_5f_Templa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-outline4" style:display-name="Impress_Template-outline4" style:family="presentation" style:parent-style-name="Impress_5f_Templa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-outline5" style:display-name="Impress_Template-outline5" style:family="presentation" style:parent-style-name="Impress_5f_Template-outline4">
      <style:paragraph-properties fo:margin-top="0.1cm" fo:margin-bottom="0cm"/>
      <style:text-properties fo:font-size="20pt" style:font-size-asian="20pt" style:font-size-complex="20pt"/>
    </style:style>
    <style:style style:name="Impress_5f_Template-outline6" style:display-name="Impress_Template-outline6" style:family="presentation" style:parent-style-name="Impress_5f_Template-outline5">
      <style:paragraph-properties fo:margin-top="0.1cm" fo:margin-bottom="0cm"/>
      <style:text-properties fo:font-size="20pt" style:font-size-asian="20pt" style:font-size-complex="20pt"/>
    </style:style>
    <style:style style:name="Impress_5f_Template-outline7" style:display-name="Impress_Template-outline7" style:family="presentation" style:parent-style-name="Impress_5f_Template-outline6">
      <style:paragraph-properties fo:margin-top="0.1cm" fo:margin-bottom="0cm"/>
      <style:text-properties fo:font-size="20pt" style:font-size-asian="20pt" style:font-size-complex="20pt"/>
    </style:style>
    <style:style style:name="Impress_5f_Template-outline8" style:display-name="Impress_Template-outline8" style:family="presentation" style:parent-style-name="Impress_5f_Template-outline7">
      <style:paragraph-properties fo:margin-top="0.1cm" fo:margin-bottom="0cm"/>
      <style:text-properties fo:font-size="20pt" style:font-size-asian="20pt" style:font-size-complex="20pt"/>
    </style:style>
    <style:style style:name="Impress_5f_Template-outline9" style:display-name="Impress_Template-outline9" style:family="presentation" style:parent-style-name="Impress_5f_Template-outline8">
      <style:paragraph-properties fo:margin-top="0.1cm" fo:margin-bottom="0cm"/>
      <style:text-properties fo:font-size="20pt" style:font-size-asian="20pt" style:font-size-complex="20pt"/>
    </style:style>
    <style:style style:name="Impress_5f_Template-subtitle" style:display-name="Impress_Template-subtitle" style:family="presentation">
      <style:graphic-properties draw:stroke="none" draw:fill="none" draw:textarea-vertical-align="middle">
        <text:list-style style:name="Impress_5f_Template-subtitle" style:display-name="Impress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-title" style:display-name="Impress_Template-title" style:family="presentation">
      <style:graphic-properties draw:stroke="none" draw:fill="none" draw:textarea-vertical-align="middle">
        <text:list-style style:name="Impress_5f_Template-title" style:display-name="Impress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1-background" style:display-name="Impress_Template1-background" style:family="presentation">
      <style:graphic-properties draw:stroke="none" draw:fill="solid" draw:fill-color="#ffffff"/>
      <style:text-properties style:letter-kerning="true"/>
    </style:style>
    <style:style style:name="Impress_5f_Template1-backgroundobjects" style:display-name="Impress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Template1-notes" style:display-name="Impress_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_5f_Template1-outline1" style:display-name="Impress_Template1-outline1" style:family="presentation">
      <style:graphic-properties draw:stroke="none" draw:fill="none" draw:auto-grow-height="false" draw:fit-to-size="shrink-to-fit">
        <text:list-style style:name="Impress_5f_Template1-outline1" style:display-name="Impress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1-outline2" style:display-name="Impress_Template1-outline2" style:family="presentation" style:parent-style-name="Impress_5f_Template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1-outline3" style:display-name="Impress_Template1-outline3" style:family="presentation" style:parent-style-name="Impress_5f_Template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1-outline4" style:display-name="Impress_Template1-outline4" style:family="presentation" style:parent-style-name="Impress_5f_Template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1-outline5" style:display-name="Impress_Template1-outline5" style:family="presentation" style:parent-style-name="Impress_5f_Template1-outline4">
      <style:paragraph-properties fo:margin-top="0.1cm" fo:margin-bottom="0cm"/>
      <style:text-properties fo:font-size="20pt" style:font-size-asian="20pt" style:font-size-complex="20pt"/>
    </style:style>
    <style:style style:name="Impress_5f_Template1-outline6" style:display-name="Impress_Template1-outline6" style:family="presentation" style:parent-style-name="Impress_5f_Template1-outline5">
      <style:paragraph-properties fo:margin-top="0.1cm" fo:margin-bottom="0cm"/>
      <style:text-properties fo:font-size="20pt" style:font-size-asian="20pt" style:font-size-complex="20pt"/>
    </style:style>
    <style:style style:name="Impress_5f_Template1-outline7" style:display-name="Impress_Template1-outline7" style:family="presentation" style:parent-style-name="Impress_5f_Template1-outline6">
      <style:paragraph-properties fo:margin-top="0.1cm" fo:margin-bottom="0cm"/>
      <style:text-properties fo:font-size="20pt" style:font-size-asian="20pt" style:font-size-complex="20pt"/>
    </style:style>
    <style:style style:name="Impress_5f_Template1-outline8" style:display-name="Impress_Template1-outline8" style:family="presentation" style:parent-style-name="Impress_5f_Template1-outline7">
      <style:paragraph-properties fo:margin-top="0.1cm" fo:margin-bottom="0cm"/>
      <style:text-properties fo:font-size="20pt" style:font-size-asian="20pt" style:font-size-complex="20pt"/>
    </style:style>
    <style:style style:name="Impress_5f_Template1-outline9" style:display-name="Impress_Template1-outline9" style:family="presentation" style:parent-style-name="Impress_5f_Template1-outline8">
      <style:paragraph-properties fo:margin-top="0.1cm" fo:margin-bottom="0cm"/>
      <style:text-properties fo:font-size="20pt" style:font-size-asian="20pt" style:font-size-complex="20pt"/>
    </style:style>
    <style:style style:name="Impress_5f_Template1-subtitle" style:display-name="Impress_Template1-subtitle" style:family="presentation">
      <style:graphic-properties draw:stroke="none" draw:fill="none" draw:textarea-vertical-align="middle">
        <text:list-style style:name="Impress_5f_Template1-subtitle" style:display-name="Impress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1-title" style:display-name="Impress_Template1-title" style:family="presentation">
      <style:graphic-properties draw:stroke="none" draw:fill="none" draw:textarea-vertical-align="middle">
        <text:list-style style:name="Impress_5f_Template1-title" style:display-name="Impress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2-background" style:display-name="Impress_Template2-background" style:family="presentation">
      <style:graphic-properties draw:stroke="none" draw:fill="solid" draw:fill-color="#ffffff"/>
      <style:text-properties style:letter-kerning="true"/>
    </style:style>
    <style:style style:name="Impress_5f_Template2-backgroundobjects" style:display-name="Impress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Template2-notes" style:display-name="Impress_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_5f_Template2-outline1" style:display-name="Impress_Template2-outline1" style:family="presentation">
      <style:graphic-properties draw:stroke="none" draw:fill="none" draw:auto-grow-height="false" draw:fit-to-size="shrink-to-fit">
        <text:list-style style:name="Impress_5f_Template2-outline1" style:display-name="Impress_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2-outline2" style:display-name="Impress_Template2-outline2" style:family="presentation" style:parent-style-name="Impress_5f_Template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2-outline3" style:display-name="Impress_Template2-outline3" style:family="presentation" style:parent-style-name="Impress_5f_Template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2-outline4" style:display-name="Impress_Template2-outline4" style:family="presentation" style:parent-style-name="Impress_5f_Template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2-outline5" style:display-name="Impress_Template2-outline5" style:family="presentation" style:parent-style-name="Impress_5f_Template2-outline4">
      <style:paragraph-properties fo:margin-top="0.1cm" fo:margin-bottom="0cm"/>
      <style:text-properties fo:font-size="20pt" style:font-size-asian="20pt" style:font-size-complex="20pt"/>
    </style:style>
    <style:style style:name="Impress_5f_Template2-outline6" style:display-name="Impress_Template2-outline6" style:family="presentation" style:parent-style-name="Impress_5f_Template2-outline5">
      <style:paragraph-properties fo:margin-top="0.1cm" fo:margin-bottom="0cm"/>
      <style:text-properties fo:font-size="20pt" style:font-size-asian="20pt" style:font-size-complex="20pt"/>
    </style:style>
    <style:style style:name="Impress_5f_Template2-outline7" style:display-name="Impress_Template2-outline7" style:family="presentation" style:parent-style-name="Impress_5f_Template2-outline6">
      <style:paragraph-properties fo:margin-top="0.1cm" fo:margin-bottom="0cm"/>
      <style:text-properties fo:font-size="20pt" style:font-size-asian="20pt" style:font-size-complex="20pt"/>
    </style:style>
    <style:style style:name="Impress_5f_Template2-outline8" style:display-name="Impress_Template2-outline8" style:family="presentation" style:parent-style-name="Impress_5f_Template2-outline7">
      <style:paragraph-properties fo:margin-top="0.1cm" fo:margin-bottom="0cm"/>
      <style:text-properties fo:font-size="20pt" style:font-size-asian="20pt" style:font-size-complex="20pt"/>
    </style:style>
    <style:style style:name="Impress_5f_Template2-outline9" style:display-name="Impress_Template2-outline9" style:family="presentation" style:parent-style-name="Impress_5f_Template2-outline8">
      <style:paragraph-properties fo:margin-top="0.1cm" fo:margin-bottom="0cm"/>
      <style:text-properties fo:font-size="20pt" style:font-size-asian="20pt" style:font-size-complex="20pt"/>
    </style:style>
    <style:style style:name="Impress_5f_Template2-subtitle" style:display-name="Impress_Template2-subtitle" style:family="presentation">
      <style:graphic-properties draw:stroke="none" draw:fill="none" draw:textarea-vertical-align="middle">
        <text:list-style style:name="Impress_5f_Template2-subtitle" style:display-name="Impress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2-title" style:display-name="Impress_Template2-title" style:family="presentation">
      <style:graphic-properties draw:stroke="none" draw:fill="none" draw:textarea-vertical-align="middle">
        <text:list-style style:name="Impress_5f_Template2-title" style:display-name="Impress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3-background" style:display-name="Impress_Template3-background" style:family="presentation">
      <style:graphic-properties draw:stroke="none" draw:fill="solid" draw:fill-color="#ffffff"/>
      <style:text-properties style:letter-kerning="true"/>
    </style:style>
    <style:style style:name="Impress_5f_Template3-backgroundobjects" style:display-name="Impress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Template3-notes" style:display-name="Impress_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_5f_Template3-outline1" style:display-name="Impress_Template3-outline1" style:family="presentation">
      <style:graphic-properties draw:stroke="none" draw:fill="none" draw:auto-grow-height="false" draw:fit-to-size="shrink-to-fit">
        <text:list-style style:name="Impress_5f_Template3-outline1" style:display-name="Impress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3-outline2" style:display-name="Impress_Template3-outline2" style:family="presentation" style:parent-style-name="Impress_5f_Template3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3-outline3" style:display-name="Impress_Template3-outline3" style:family="presentation" style:parent-style-name="Impress_5f_Template3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3-outline4" style:display-name="Impress_Template3-outline4" style:family="presentation" style:parent-style-name="Impress_5f_Template3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3-outline5" style:display-name="Impress_Template3-outline5" style:family="presentation" style:parent-style-name="Impress_5f_Template3-outline4">
      <style:paragraph-properties fo:margin-top="0.1cm" fo:margin-bottom="0cm"/>
      <style:text-properties fo:font-size="20pt" style:font-size-asian="20pt" style:font-size-complex="20pt"/>
    </style:style>
    <style:style style:name="Impress_5f_Template3-outline6" style:display-name="Impress_Template3-outline6" style:family="presentation" style:parent-style-name="Impress_5f_Template3-outline5">
      <style:paragraph-properties fo:margin-top="0.1cm" fo:margin-bottom="0cm"/>
      <style:text-properties fo:font-size="20pt" style:font-size-asian="20pt" style:font-size-complex="20pt"/>
    </style:style>
    <style:style style:name="Impress_5f_Template3-outline7" style:display-name="Impress_Template3-outline7" style:family="presentation" style:parent-style-name="Impress_5f_Template3-outline6">
      <style:paragraph-properties fo:margin-top="0.1cm" fo:margin-bottom="0cm"/>
      <style:text-properties fo:font-size="20pt" style:font-size-asian="20pt" style:font-size-complex="20pt"/>
    </style:style>
    <style:style style:name="Impress_5f_Template3-outline8" style:display-name="Impress_Template3-outline8" style:family="presentation" style:parent-style-name="Impress_5f_Template3-outline7">
      <style:paragraph-properties fo:margin-top="0.1cm" fo:margin-bottom="0cm"/>
      <style:text-properties fo:font-size="20pt" style:font-size-asian="20pt" style:font-size-complex="20pt"/>
    </style:style>
    <style:style style:name="Impress_5f_Template3-outline9" style:display-name="Impress_Template3-outline9" style:family="presentation" style:parent-style-name="Impress_5f_Template3-outline8">
      <style:paragraph-properties fo:margin-top="0.1cm" fo:margin-bottom="0cm"/>
      <style:text-properties fo:font-size="20pt" style:font-size-asian="20pt" style:font-size-complex="20pt"/>
    </style:style>
    <style:style style:name="Impress_5f_Template3-subtitle" style:display-name="Impress_Template3-subtitle" style:family="presentation">
      <style:graphic-properties draw:stroke="none" draw:fill="none" draw:textarea-horizontal-align="left" draw:textarea-vertical-align="top">
        <text:list-style style:name="Impress_5f_Template3-subtitle" style:display-name="Impress_Template3-subtitle">
          <text:list-level-style-bullet text:level="1" text:bullet-char="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entury Gothic3" fo:font-family="'Century Gothic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3-title" style:display-name="Impress_Template3-title" style:family="presentation">
      <style:graphic-properties draw:stroke="none" draw:fill="none" draw:textarea-vertical-align="middle">
        <text:list-style style:name="Impress_5f_Template3-title" style:display-name="Impress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ff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4-background" style:display-name="Impress_Template4-background" style:family="presentation">
      <style:graphic-properties draw:stroke="none" draw:fill="solid" draw:fill-color="#ffffff"/>
      <style:text-properties style:letter-kerning="true"/>
    </style:style>
    <style:style style:name="Impress_5f_Template4-backgroundobjects" style:display-name="Impress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Template4-notes" style:display-name="Impress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_5f_Template4-outline1" style:display-name="Impress_Template4-outline1" style:family="presentation">
      <style:graphic-properties draw:stroke="none" draw:fill="none" draw:auto-grow-height="false" draw:fit-to-size="shrink-to-fit">
        <text:list-style style:name="Impress_5f_Template4-outline1" style:display-name="Impress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4-outline2" style:display-name="Impress_Template4-outline2" style:family="presentation" style:parent-style-name="Impress_5f_Template4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4-outline3" style:display-name="Impress_Template4-outline3" style:family="presentation" style:parent-style-name="Impress_5f_Template4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4-outline4" style:display-name="Impress_Template4-outline4" style:family="presentation" style:parent-style-name="Impress_5f_Template4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4-outline5" style:display-name="Impress_Template4-outline5" style:family="presentation" style:parent-style-name="Impress_5f_Template4-outline4">
      <style:paragraph-properties fo:margin-top="0.1cm" fo:margin-bottom="0cm"/>
      <style:text-properties fo:font-size="20pt" style:font-size-asian="20pt" style:font-size-complex="20pt"/>
    </style:style>
    <style:style style:name="Impress_5f_Template4-outline6" style:display-name="Impress_Template4-outline6" style:family="presentation" style:parent-style-name="Impress_5f_Template4-outline5">
      <style:paragraph-properties fo:margin-top="0.1cm" fo:margin-bottom="0cm"/>
      <style:text-properties fo:font-size="20pt" style:font-size-asian="20pt" style:font-size-complex="20pt"/>
    </style:style>
    <style:style style:name="Impress_5f_Template4-outline7" style:display-name="Impress_Template4-outline7" style:family="presentation" style:parent-style-name="Impress_5f_Template4-outline6">
      <style:paragraph-properties fo:margin-top="0.1cm" fo:margin-bottom="0cm"/>
      <style:text-properties fo:font-size="20pt" style:font-size-asian="20pt" style:font-size-complex="20pt"/>
    </style:style>
    <style:style style:name="Impress_5f_Template4-outline8" style:display-name="Impress_Template4-outline8" style:family="presentation" style:parent-style-name="Impress_5f_Template4-outline7">
      <style:paragraph-properties fo:margin-top="0.1cm" fo:margin-bottom="0cm"/>
      <style:text-properties fo:font-size="20pt" style:font-size-asian="20pt" style:font-size-complex="20pt"/>
    </style:style>
    <style:style style:name="Impress_5f_Template4-outline9" style:display-name="Impress_Template4-outline9" style:family="presentation" style:parent-style-name="Impress_5f_Template4-outline8">
      <style:paragraph-properties fo:margin-top="0.1cm" fo:margin-bottom="0cm"/>
      <style:text-properties fo:font-size="20pt" style:font-size-asian="20pt" style:font-size-complex="20pt"/>
    </style:style>
    <style:style style:name="Impress_5f_Template4-subtitle" style:display-name="Impress_Template4-subtitle" style:family="presentation">
      <style:graphic-properties draw:stroke="none" draw:fill="none" draw:textarea-vertical-align="middle">
        <text:list-style style:name="Impress_5f_Template4-subtitle" style:display-name="Impress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4-title" style:display-name="Impress_Template4-title" style:family="presentation">
      <style:graphic-properties draw:stroke="none" draw:fill="none" draw:textarea-vertical-align="middle">
        <text:list-style style:name="Impress_5f_Template4-title" style:display-name="Impress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5-background" style:display-name="Impress_Template5-background" style:family="presentation">
      <style:graphic-properties draw:stroke="none" draw:fill="solid" draw:fill-color="#ffffff"/>
      <style:text-properties style:letter-kerning="true"/>
    </style:style>
    <style:style style:name="Impress_5f_Template5-backgroundobjects" style:display-name="Impress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Template5-notes" style:display-name="Impress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_5f_Template5-outline1" style:display-name="Impress_Template5-outline1" style:family="presentation">
      <style:graphic-properties draw:stroke="none" draw:fill="none" draw:auto-grow-height="false" draw:fit-to-size="shrink-to-fit">
        <text:list-style style:name="Impress_5f_Template5-outline1" style:display-name="Impress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5-outline2" style:display-name="Impress_Template5-outline2" style:family="presentation" style:parent-style-name="Impress_5f_Template5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5-outline3" style:display-name="Impress_Template5-outline3" style:family="presentation" style:parent-style-name="Impress_5f_Template5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5-outline4" style:display-name="Impress_Template5-outline4" style:family="presentation" style:parent-style-name="Impress_5f_Template5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5-outline5" style:display-name="Impress_Template5-outline5" style:family="presentation" style:parent-style-name="Impress_5f_Template5-outline4">
      <style:paragraph-properties fo:margin-top="0.1cm" fo:margin-bottom="0cm"/>
      <style:text-properties fo:font-size="20pt" style:font-size-asian="20pt" style:font-size-complex="20pt"/>
    </style:style>
    <style:style style:name="Impress_5f_Template5-outline6" style:display-name="Impress_Template5-outline6" style:family="presentation" style:parent-style-name="Impress_5f_Template5-outline5">
      <style:paragraph-properties fo:margin-top="0.1cm" fo:margin-bottom="0cm"/>
      <style:text-properties fo:font-size="20pt" style:font-size-asian="20pt" style:font-size-complex="20pt"/>
    </style:style>
    <style:style style:name="Impress_5f_Template5-outline7" style:display-name="Impress_Template5-outline7" style:family="presentation" style:parent-style-name="Impress_5f_Template5-outline6">
      <style:paragraph-properties fo:margin-top="0.1cm" fo:margin-bottom="0cm"/>
      <style:text-properties fo:font-size="20pt" style:font-size-asian="20pt" style:font-size-complex="20pt"/>
    </style:style>
    <style:style style:name="Impress_5f_Template5-outline8" style:display-name="Impress_Template5-outline8" style:family="presentation" style:parent-style-name="Impress_5f_Template5-outline7">
      <style:paragraph-properties fo:margin-top="0.1cm" fo:margin-bottom="0cm"/>
      <style:text-properties fo:font-size="20pt" style:font-size-asian="20pt" style:font-size-complex="20pt"/>
    </style:style>
    <style:style style:name="Impress_5f_Template5-outline9" style:display-name="Impress_Template5-outline9" style:family="presentation" style:parent-style-name="Impress_5f_Template5-outline8">
      <style:paragraph-properties fo:margin-top="0.1cm" fo:margin-bottom="0cm"/>
      <style:text-properties fo:font-size="20pt" style:font-size-asian="20pt" style:font-size-complex="20pt"/>
    </style:style>
    <style:style style:name="Impress_5f_Template5-subtitle" style:display-name="Impress_Template5-subtitle" style:family="presentation">
      <style:graphic-properties draw:stroke="none" draw:fill="none" draw:textarea-vertical-align="middle">
        <text:list-style style:name="Impress_5f_Template5-subtitle" style:display-name="Impress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5-title" style:display-name="Impress_Template5-title" style:family="presentation">
      <style:graphic-properties draw:stroke="none" draw:fill="none" draw:textarea-vertical-align="middle">
        <text:list-style style:name="Impress_5f_Template5-title" style:display-name="Impress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Impress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Impress_5f_Template-backgroundobjects">
      <style:graphic-properties svg:stroke-color="#ffffff" draw:fill-color="#ffffff" draw:textarea-vertical-align="middle" draw:auto-grow-height="false" fo:min-height="1.144cm" fo:min-width="18.415cm"/>
    </style:style>
    <style:style style:name="Mpr3" style:family="presentation" style:parent-style-name="Impress_5f_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Impress_5f_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mpress_5f_Template1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Impress_5f_Template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Impress_5f_Template1-backgroundobjects">
      <style:graphic-properties draw:stroke="none" draw:fill="none" draw:fill-color="#ffffff" draw:auto-grow-height="false" fo:min-height="1.397cm"/>
    </style:style>
    <style:style style:name="Mpr8" style:family="presentation" style:parent-style-name="Impress_5f_Template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Impress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0" style:family="presentation" style:parent-style-name="Impress_5f_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press_5f_Template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Impress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3" style:family="presentation" style:parent-style-name="Impress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4" style:family="presentation" style:parent-style-name="Impress_5f_Template3-backgroundobjects">
      <style:graphic-properties draw:stroke="none" draw:fill="none" draw:fill-color="#ffffff" draw:auto-grow-height="false" fo:min-height="1.27cm"/>
    </style:style>
    <style:style style:name="Mpr15" style:family="presentation" style:parent-style-name="Impress_5f_Template3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Impress_5f_Template4-backgroundobjects">
      <style:graphic-properties draw:stroke="none" draw:fill="none" draw:fill-color="#ffffff" draw:auto-grow-height="false" fo:min-height="1.27cm"/>
    </style:style>
    <style:style style:name="Mpr17" style:family="presentation" style:parent-style-name="Impress_5f_Template4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Impress_5f_Template5-backgroundobjects">
      <style:graphic-properties draw:stroke="none" draw:fill="none" draw:fill-color="#ffffff" draw:auto-grow-height="false" fo:min-height="1.27cm"/>
    </style:style>
    <style:style style:name="Mpr19" style:family="presentation" style:parent-style-name="Impress_5f_Template5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16pt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5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entury Gothic5" fo:font-size="9pt" fo:letter-spacing="normal" fo:font-style="normal" style:text-underline-style="none" fo:font-weight="normal" style:font-size-asian="9pt" style:font-style-asian="normal" style:font-weight-asian="normal" style:font-name-complex="Century Gothic5" style:font-size-complex="9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5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mpress_5f_Template" style:display-name="Impress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C43423888AD103C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22600000081A69AB7CEF445882B.png" xlink:type="simple" xlink:show="embed" xlink:actuate="onLoad">
          <text:p/>
        </draw:image>
      </draw:frame>
      <draw:custom-shape draw:name="Footer Placeholder 4" draw:style-name="Mgr8" draw:text-style-name="MP6" draw:layer="backgroundobjects" svg:width="7.111cm" svg:height="0.38cm" svg:x="6.604cm" svg:y="10.837cm">
        <text:p text:style-name="MP9"><text:span text:style-name="MT4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presentation:style-name="Mpr2" draw:text-style-name="MP10" draw:layer="backgroundobjects" svg:width="18.415cm" svg:height="1.144cm" svg:x="1.905cm" svg:y="6.984cm">
        <text:p text:style-name="MP10">-</text:p>
        <draw:enhanced-geometry svg:viewBox="0 0 21600 21600" draw:type="rectangle" draw:enhanced-path="M 0 0 L 21600 0 21600 21600 0 21600 0 0 Z N"/>
      </draw:custom-shape>
      <draw:frame presentation:style-name="Impress_5f_Template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Impress_5f_Template-title" draw:layer="backgroundobjects" svg:width="13.968cm" svg:height="10.476cm" svg:x="3.81cm" svg:y="2.123cm" presentation:class="page"/>
        <draw:frame presentation:style-name="Impress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_5f_Template1" style:display-name="Impress_Template1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Content Placeholder 2" presentation:style-name="Mpr5" draw:text-style-name="MP14" draw:layer="backgroundobjects" svg:width="19.616cm" svg:height="9.143cm" svg:x="0.347cm" svg:y="1.482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1"><text:span text:style-name="MT6">Second level</text:span></text:p>
                                          <text:list>
                                            <text:list-item>
                                              <text:p text:style-name="MP11"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8">Fourth level</text:span></text:p>
                                                </text:list-item>
                                                <text:list-item>
                                                  <text:p text:style-name="MP13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0">Click to edit Master title style</text:span></text:p>
        </draw:text-box>
      </draw:frame>
      <presentation:notes style:page-layout-name="PM2">
        <draw:page-thumbnail presentation:style-name="Impress_5f_Template1-title" draw:layer="backgroundobjects" svg:width="18.624cm" svg:height="10.476cm" svg:x="1.482cm" svg:y="2.123cm" presentation:class="page"/>
        <draw:frame presentation:style-name="Impress_5f_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_5f_Template2" style:display-name="Impress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1" presentation:style-name="Mpr9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0">Click to edit Master title style</text:span></text:p>
        </draw:text-box>
      </draw:frame>
      <draw:frame presentation:style-name="Impress_5f_Template2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Impress_5f_Template2-title" draw:layer="backgroundobjects" svg:width="18.624cm" svg:height="10.476cm" svg:x="1.482cm" svg:y="2.123cm" presentation:class="page"/>
        <draw:frame presentation:style-name="Impress_5f_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_5f_Template3" style:display-name="Impress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1" presentation:style-name="Mpr1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0">Click to edit Master title style</text:span></text:p>
        </draw:text-box>
      </draw:frame>
      <draw:frame draw:name="Content Placeholder 2" presentation:style-name="Mpr13" draw:text-style-name="MP14" draw:layer="backgroundobjects" svg:width="9.651cm" svg:height="9.143cm" svg:x="0.356cm" svg:y="1.473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1"><text:span text:style-name="MT6">Second level</text:span></text:p>
                                          <text:list>
                                            <text:list-item>
                                              <text:p text:style-name="MP11"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8">Fourth level</text:span></text:p>
                                                </text:list-item>
                                                <text:list-item>
                                                  <text:p text:style-name="MP13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3" draw:text-style-name="MP14" draw:layer="backgroundobjects" svg:width="9.651cm" svg:height="9.143cm" svg:x="10.313cm" svg:y="1.467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Impress_5f_Template3-title" draw:layer="backgroundobjects" svg:width="16.932cm" svg:height="9.524cm" svg:x="1.058cm" svg:y="1.93cm" presentation:class="page"/>
        <draw:frame presentation:style-name="Impress_5f_Template3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_5f_Template4" style:display-name="Impress_Template4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10" draw:style-name="Mgr5" draw:text-style-name="MP3" draw:layer="backgroundobjects" svg:width="4.524cm" svg:height="0.425cm" svg:x="7.44cm" svg:y="10.072cm">
        <text:p text:style-name="MP18"><text:span text:style-name="MT11"><text:a xlink:href="http://www.globaledgesoft.com/" xlink:type="simple">www.globaledgesoft.com</text:a></text:span><text:span text:style-name="MT12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0B3638B91E1D20B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534cm" svg:x="1.02cm" svg:y="8.141cm">
            <text:p text:style-name="MP19"><text:span text:style-name="MT13">Global Village</text:span></text:p>
            <text:p text:style-name="MP19"><text:span text:style-name="MT13">IT SEZ</text:span></text:p>
            <text:p text:style-name="MP19"><text:span text:style-name="MT13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0B3638B91E1D20B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534cm" svg:x="13.89cm" svg:y="8.141cm">
            <text:p text:style-name="MP19"><text:span text:style-name="MT13">Raheja Mindspace</text:span></text:p>
            <text:p text:style-name="MP19"><text:span text:style-name="MT13">IT Park</text:span></text:p>
            <text:p text:style-name="MP19"><text:span text:style-name="MT13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408E28573CFEE13E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534cm" svg:x="7.459cm" svg:y="8.141cm">
            <text:p text:style-name="MP19"><text:span text:style-name="MT13">South Main Street </text:span></text:p>
            <text:p text:style-name="MP19"><text:span text:style-name="MT13">Milpitas</text:span></text:p>
            <text:p text:style-name="MP19"><text:span text:style-name="MT13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4">Large enough to Deliver</text:span><text:span text:style-name="MT15">,</text:span><text:span text:style-name="MT16"> </text:span><text:span text:style-name="MT17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90955AC42A399354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D04EF803361B0203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56D5001252F6F842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A140E59677BD31D.jpg" xlink:type="simple" xlink:show="embed" xlink:actuate="onLoad">
          <text:p/>
        </draw:image>
      </draw:frame>
      <draw:frame presentation:style-name="Impress_5f_Template4-title" draw:layer="backgroundobjects" svg:width="18.287cm" svg:height="1.907cm" svg:x="1.016cm" svg:y="0.456cm" presentation:class="title" presentation:placeholder="true">
        <draw:text-box/>
      </draw:frame>
      <draw:frame presentation:style-name="Impress_5f_Template4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Impress_5f_Template4-title" draw:layer="backgroundobjects" svg:width="16.932cm" svg:height="9.524cm" svg:x="1.058cm" svg:y="1.93cm" presentation:class="page"/>
        <draw:frame presentation:style-name="Impress_5f_Template4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_5f_Template5" style:display-name="Impress_Template5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18">Fairness</text:span></text:p>
        <text:p text:style-name="MP20"><text:span text:style-name="MT18">Learning</text:span></text:p>
        <text:p text:style-name="MP20"><text:span text:style-name="MT18">Responsibility</text:span></text:p>
        <text:p text:style-name="MP20"><text:span text:style-name="MT18">Innovation</text:span></text:p>
        <text:p text:style-name="MP20"><text:span text:style-name="MT18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0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2120000007C603C8B0C98963FC7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Impress_5f_Template5-title" draw:layer="backgroundobjects" svg:width="16.932cm" svg:height="9.524cm" svg:x="1.058cm" svg:y="1.93cm" presentation:class="page"/>
        <draw:frame presentation:style-name="Impress_5f_Template5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2</meta:editing-cycles>
    <meta:creation-date>2017-02-19T15:27:21.939855061</meta:creation-date>
    <meta:editing-duration>P0D</meta:editing-duration>
    <meta:generator>LibreOffice/4.2.8.2$Linux_x86 LibreOffice_project/420m0$Build-2</meta:generator>
    <dc:date>2017-02-19T15:37:30.897019453</dc:date>
    <meta:document-statistic meta:object-count="15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